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083in"/>
    </style:style>
    <style:style style:name="co4" style:family="table-column">
      <style:table-column-properties fo:break-before="auto" style:column-width="2.3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2" table:number-columns-repeated="1022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SCI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bsolute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cclaim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ctivis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ctvisio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merican Samm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merican Softwork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rcadia System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smi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Atlu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anda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røderbund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Bullet-Proof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SG Image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ap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Culture Brai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Data Eas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lectro Brai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lectronic Art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lite System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Eni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FC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ameTe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Gremlin Interactiv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AL Americ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AL Laborator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i Tech Expression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ot-B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Hudson 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TV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magineer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foco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nfogram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Ire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JVC Musical Industri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Jale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em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emco*Seik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oe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Konam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J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aser Beam Entertainmen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Loricie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tchbo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atte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elda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croPros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lton Bradley Company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Mindscap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TVIC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amc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atsum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ex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Nintend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Ocean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lcom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Parker Brother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Romstar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ET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NK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EL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ftware Toolwork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ony Image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torm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Sun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HQ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it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kara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ax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chnōs Japa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cm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engen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itus Softwar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oho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radewes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Triffix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Ubisoft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Ultra Games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c Tokai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Virgin Interactive</text:p>
          </table:table-cell>
          <table:table-cell table:number-columns-repeated="1022"/>
        </table:table-row>
        <table:table-row table:style-name="ro1">
          <table:table-cell office:value-type="string">
            <text:p>???</text:p>
          </table:table-cell>
          <table:table-cell office:value-type="string">
            <text:p>YY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2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4:36:18.90</meta:creation-date>
    <dc:date>2021-10-09T21:27:10.36</dc:date>
    <meta:editing-duration>PT2M16S</meta:editing-duration>
    <meta:editing-cycles>3</meta:editing-cycles>
    <meta:generator>OpenOffice/4.1.7$Win32 OpenOffice.org_project/417m1$Build-9800</meta:generator>
    <meta:document-statistic meta:table-count="3" meta:cell-count="166" meta:object-count="0"/>
  </office:meta>
</office:document-meta>
</file>